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text:p>
      <text:p text:style-name="Standard"><text:s/>The Great Recession (DopAmine and Busters)</text:p>
      <text:p text:style-name="Standard"><text:s/>White Trash</text:p>
      <text:p text:style-name="Standard"><text:s/>Reynolds vs. Reynolds - The Cereal Defense</text:p>
      <text:p text:style-name="Standard"><text:s/>Gun Fever Still Too Hot</text:p>
      <text:p text:style-name="Standard"><text:s/>The Gang Reignites the Rivalry</text:p>
      <text:p text:style-name="Standard"><text:s/>Pop-Pop: The Final Solution</text:p>
      <text:p text:style-name="Standard">Wolf Cola: A Public Relations Nightmare</text:p>
      <text:p text:style-name="Standard">Courage the Cowardly Dog</text:p>
      <text:p text:style-name="Standard"><text:s/>Human Habitrail</text:p>
      <text:p text:style-name="Standard"><text:s/>Everyone Wants to Direct</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text:soft-page-break/>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text:soft-page-break/>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Ignition - Trivium</text:p>
      <text:p text:style-name="Standard">Try to Be Me - Tribal Ink</text:p>
      <text:p text:style-name="Standard">Obliviate - That's Outrageous</text:p>
      <text:p text:style-name="Standard">2012 - The Word Alive</text:p>
      <text:p text:style-name="Standard">We Will All Evolve - Our Last Night</text:p>
      <text:p text:style-name="Standard">Hollow Bastion - Defiler</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text:soft-page-break/>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text:soft-page-break/>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5T07:36:16.740000000</dc:date>
    <meta:editing-duration>PT4M47S</meta:editing-duration>
    <meta:editing-cycles>12</meta:editing-cycles>
    <meta:generator>LibreOffice/7.2.1.2$Windows_X86_64 LibreOffice_project/87b77fad49947c1441b67c559c339af8f3517e22</meta:generator>
    <meta:document-statistic meta:table-count="0" meta:image-count="0" meta:object-count="0" meta:page-count="176" meta:paragraph-count="2276" meta:word-count="113415" meta:character-count="626219" meta:non-whitespace-character-count="506875"/>
  </office:meta>
</office:document-meta>
</file>